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raphik" svg:font-family="graphik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200%" fo:orphans="2" fo:widows="2" fo:text-indent="0cm" style:auto-text-indent="false" fo:padding="0cm" fo:border="none"/>
      <style:text-properties fo:font-variant="normal" fo:text-transform="none" fo:color="#2e3440" style:font-name="graphik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20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e3440" style:font-name="graphik" fo:letter-spacing="normal" fo:font-style="normal" fo:font-weight="normal"/>
    </style:style>
    <style:style style:name="T2" style:family="text">
      <style:text-properties fo:font-variant="normal" fo:text-transform="none" fo:color="#ff6f26" style:text-line-through-style="none" style:font-name="graphik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kBulma oyunu siz <text:s/>kullanıcılarımızdan an itibariyle bir bilgi talep etmemektedir. Oyunumuz zaman içinde geliştikçe oyun gereksinimlerine göre sizlerden bazı bilgiler talep edebilir bunlar email , şifre vesaire olabilir. Ayrıca siz kullanıcılarımızdan cihaz bilgilerinizi toplayabiliriz bunuda oyunumuzun sağlıklı çalışması için topluyor olacağız.</text:p>
      <text:p text:style-name="P1">Copyright © 2020 – RenkBulma - Tüm hakları saklıdır.</text:p>
      <text:p text:style-name="P2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raphik" svg:font-family="graphik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urkan katman</meta:initial-creator>
    <meta:creation-date>2020-11-10T12:37:38.90</meta:creation-date>
    <meta:document-statistic meta:table-count="0" meta:image-count="0" meta:object-count="0" meta:page-count="1" meta:paragraph-count="2" meta:word-count="50" meta:character-count="401"/>
    <dc:date>2020-11-10T12:53:32.67</dc:date>
    <dc:creator>furkan katman</dc:creator>
    <meta:editing-duration>PT38S</meta:editing-duration>
    <meta:editing-cycles>1</meta:editing-cycles>
    <meta:generator>OpenOffice/4.1.7$Win32 OpenOffice.org_project/417m1$Build-9800</meta:generator>
  </office:meta>
</office:document-meta>
</file>